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184cm" fo:break-before="auto" style:use-optimal-row-height="true"/>
    </style:style>
    <style:style style:name="ro7" style:family="table-row">
      <style:table-row-properties style:row-height="2.499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0.868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3">
            <text:p>0503 <text:s/>923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3">
            <text:p>0503 <text:s/>923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3">
            <text:p>0503 <text:s/>923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3">
            <text:p>0503 <text:s/>923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4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4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4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4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4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5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5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3T09:23:38.16">
            <text:p>0503 <text:s/>92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3T09:23:38.16">
            <text:p>2021/5/3 9:23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3T09:23:38.16">
            <text:p>0503 <text:s/>923</text:p>
          </table:table-cell>
          <table:table-cell table:style-name="ce6" table:formula="of:=NOW()" office:value-type="date" office:date-value="2021-05-03T09:23:38.16">
            <text:p>0503 <text:s/>92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3T09:23:38.16">
            <text:p>0503 <text:s/>9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0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3">
            <text:p>0503 <text:s/>923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0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4">
            <text:p>0503 <text:s/>923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0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5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6">
            <text:p>0503 <text:s/>92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6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6">
            <text:p>0503 <text:s/>92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6">
            <text:p>0503 <text:s/>923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0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7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7">
            <text:p>0503 <text:s/>92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0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7">
            <text:p>0503 <text:s/>92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/>
          <table:table-cell table:style-name="ce5" office:value-type="date" office:date-value="2021-05-03T08:17:17.02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0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7">
            <text:p>0503 <text:s/>92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/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0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7">
            <text:p>0503 <text:s/>92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/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8">
            <text:p>0503 <text:s/>92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/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/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9">
            <text:p>0503 <text:s/>92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1">
            <text:p>21</text:p>
          </table:table-cell>
          <table:table-cell table:style-name="ce3"/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/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3">
            <text:p>23</text:p>
          </table:table-cell>
          <table:table-cell table:style-name="ce3"/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1.56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9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9">
            <text:p>0503 <text:s/>92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0"/>
          <table:table-cell table:style-name="ce12"/>
          <table:table-cell/>
          <table:table-cell table:style-name="ce15"/>
          <table:table-cell table:style-name="ce6" table:formula="of:=NOW()" office:value-type="date" office:date-value="2021-05-03T09:23:38.29">
            <text:p>0503 <text:s/>923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3T09:23:38.29">
            <text:p>0503 <text:s/>923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3T09:23:38.29">
            <text:p>0503 <text:s/>923</text:p>
          </table:table-cell>
          <table:table-cell table:style-name="ce6" table:formula="of:=NOW()" office:value-type="date" office:date-value="2021-05-03T09:23:38.29">
            <text:p>0503 <text:s/>92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3T09:23:38.29">
            <text:p>0503 <text:s/>9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5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2021/05/03</text:date>, <text:time>09:2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3T09:23:37.90</dc:date>
    <dc:creator>iwabuchi ken</dc:creator>
    <meta:editing-duration>P2DT8H28M57S</meta:editing-duration>
    <meta:editing-cycles>317</meta:editing-cycles>
    <meta:generator>OpenOffice/4.1.3$Win32 OpenOffice.org_project/413m1$Build-9783</meta:generator>
    <meta:document-statistic meta:table-count="2" meta:cell-count="315" meta:object-count="0"/>
  </office:meta>
</office:document-meta>
</file>